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4fb" officeooo:paragraph-rsid="000a34fb"/>
    </style:style>
    <style:style style:name="P2" style:family="paragraph" style:parent-style-name="Standard">
      <style:text-properties style:font-name="Courier 10 Pitch" fo:font-size="10pt" officeooo:rsid="000b78db" officeooo:paragraph-rsid="000b78db" style:font-size-asian="10pt" style:font-size-complex="10pt"/>
    </style:style>
    <style:style style:name="P3" style:family="paragraph" style:parent-style-name="Standard">
      <style:text-properties style:font-name="Courier 10 Pitch" fo:font-size="10pt" officeooo:rsid="000a34fb" officeooo:paragraph-rsid="000a34fb" style:font-size-asian="10pt" style:font-size-complex="10pt"/>
    </style:style>
    <style:style style:name="P4" style:family="paragraph" style:parent-style-name="Standard">
      <style:text-properties style:font-name="Courier 10 Pitch" fo:font-size="10pt" fo:font-weight="bold" officeooo:rsid="000b78db" officeooo:paragraph-rsid="000b78db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10 Pitch" fo:font-size="10pt" fo:font-weight="bold" officeooo:rsid="000a34fb" officeooo:paragraph-rsid="000a34fb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10 Pitch" fo:font-size="24pt" fo:font-weight="bold" officeooo:rsid="000adb5f" officeooo:paragraph-rsid="000b78db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24pt" fo:font-weight="bold" officeooo:rsid="000adb5f" officeooo:paragraph-rsid="000b78db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weight="bold" officeooo:rsid="000adb5f" officeooo:paragraph-rsid="000b78db" style:font-weight-asian="bold" style:font-weight-complex="bold"/>
    </style:style>
    <style:style style:name="P9" style:family="paragraph" style:parent-style-name="Standard">
      <style:text-properties style:font-name="Courier 10 Pitch" fo:font-weight="bold" officeooo:rsid="000adb5f" officeooo:paragraph-rsid="000b78d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20pt" fo:font-weight="bold" officeooo:rsid="000adb5f" officeooo:paragraph-rsid="000b78db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urier 10 Pitch" fo:font-size="18pt" fo:font-weight="bold" officeooo:rsid="000adb5f" officeooo:paragraph-rsid="000b78d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break-before="page"/>
      <style:text-properties style:font-name="Courier 10 Pitch" fo:font-size="10pt" fo:font-weight="bold" officeooo:rsid="000b78db" officeooo:paragraph-rsid="000b78db" style:font-size-asian="10pt" style:font-weight-asian="bold" style:font-size-complex="10pt" style:font-weight-complex="bold"/>
    </style:style>
    <style:style style:name="T1" style:family="text">
      <style:text-properties officeooo:rsid="000b78db"/>
    </style:style>
    <style:style style:name="T2" style:family="text">
      <style:text-properties officeooo:rsid="000e225e"/>
    </style:style>
    <style:style style:name="T3" style:family="text">
      <style:text-properties style:text-underline-style="none" officeooo:rsid="001a53be"/>
    </style:style>
    <style:style style:name="T4" style:family="text">
      <style:text-properties style:text-underline-style="none" officeooo:rsid="001c15ea"/>
    </style:style>
    <style:style style:name="T5" style:family="text">
      <style:text-properties style:text-underline-style="none" officeooo:rsid="000b78db"/>
    </style:style>
    <style:style style:name="T6" style:family="text">
      <style:text-properties officeooo:rsid="001a53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/>
      <text:p text:style-name="P6"/>
      <text:p text:style-name="P7">Sistemas Operativos</text:p>
      <text:p text:style-name="P7"/>
      <text:p text:style-name="P7">Mendez-Simó</text:p>
      <text:p text:style-name="P7"/>
      <text:p text:style-name="P7"/>
      <text:p text:style-name="P7">Lab Shell</text:p>
      <text:p text:style-name="P7"/>
      <text:p text:style-name="P7">Entrega <text:span text:style-name="T1">Challenges </text:span></text:p>
      <text:p text:style-name="P11"><text:span text:style-name="T1">(solo multiple pipes)</text:span></text:p>
      <text:p text:style-name="P8"/>
      <text:p text:style-name="P10"/>
      <text:p text:style-name="P7"><text:span text:style-name="T5">11</text:span>/0<text:span text:style-name="T6">5</text:span></text:p>
      <text:p text:style-name="P7"/>
      <text:p text:style-name="P7"/>
      <text:p text:style-name="P7">Hernán Tain</text:p>
      <text:p text:style-name="P12">parsing.c</text:p>
      <text:p text:style-name="P3"/>
      <text:p text:style-name="P3">struct cmd* aux_func(char* buf, char* right) {</text:p>
      <text:p text:style-name="P3"/>
      <text:p text:style-name="P3"><text:tab/>struct cmd * pipeexecs[20];</text:p>
      <text:p text:style-name="P3"><text:tab/>char* pipeargs[20];<text:tab/></text:p>
      <text:p text:style-name="P3"><text:tab/>char* a_right;</text:p>
      <text:p text:style-name="P3"><text:tab/>int i = 0, j, idx;</text:p>
      <text:p text:style-name="P3"><text:tab/>pipeargs[i] = buf;</text:p>
      <text:p text:style-name="P3"><text:tab/></text:p>
      <text:p text:style-name="P3"><text:tab/>while((idx = block_contains(right, '|' )) &gt; 0){</text:p>
      <text:p text:style-name="P3"><text:tab/><text:tab/>i++;</text:p>
      <text:p text:style-name="P3"><text:tab/><text:tab/>a_right = split_line(right, '|' );</text:p>
      <text:p text:style-name="P3"><text:tab/><text:tab/>pipeargs[i] = right;</text:p>
      <text:p text:style-name="P3"><text:tab/><text:tab/>right = a_right;</text:p>
      <text:p text:style-name="P3"><text:tab/>}</text:p>
      <text:p text:style-name="P3"/>
      <text:p text:style-name="P3"><text:tab/>i++;</text:p>
      <text:p text:style-name="P3"><text:tab/>pipeargs[i] = right;</text:p>
      <text:p text:style-name="P3"/>
      <text:p text:style-name="P3"><text:tab/>for( j = 0; j &lt;= i; j++ ) {</text:p>
      <text:p text:style-name="P3"><text:tab/><text:tab/>pipeexecs[j] = parse_cmd(pipeargs[j]);<text:tab/><text:tab/></text:p>
      <text:p text:style-name="P3"><text:tab/>}</text:p>
      <text:p text:style-name="P3"><text:tab/>pipeexecs[j++] = NULL;</text:p>
      <text:p text:style-name="P3"/>
      <text:p text:style-name="P3"><text:tab/>return multipipe_cmd_create( pipeexecs, j-1 );</text:p>
      <text:p text:style-name="P3">}</text:p>
      <text:p text:style-name="P3"/>
      <text:p text:style-name="P3">// parses the command line</text:p>
      <text:p text:style-name="P3">// looking for the pipe character '|'</text:p>
      <text:p text:style-name="P3">struct cmd* parse_line(char* buf) {</text:p>
      <text:p text:style-name="P3"><text:tab/></text:p>
      <text:p text:style-name="P3"><text:tab/>struct cmd *r, *l;</text:p>
      <text:p text:style-name="P3"><text:tab/>char* right = split_line(buf, '|');</text:p>
      <text:p text:style-name="P3"><text:tab/>int idx;</text:p>
      <text:p text:style-name="P3"><text:tab/></text:p>
      <text:p text:style-name="P3"><text:tab/>if((idx = block_contains(right, '|')) &gt; 0)</text:p>
      <text:p text:style-name="P3"><text:tab/><text:tab/>return aux_func(buf,right);</text:p>
      <text:p text:style-name="P3"/>
      <text:p text:style-name="P3"><text:tab/>l = parse_cmd(buf);</text:p>
      <text:p text:style-name="P3"><text:tab/>r = parse_cmd(right);</text:p>
      <text:p text:style-name="P3"><text:tab/></text:p>
      <text:p text:style-name="P3"><text:tab/>return pipe_cmd_create(l, r);</text:p>
      <text:p text:style-name="P3">}</text:p>
      <text:p text:style-name="P3"/>
      <text:p text:style-name="P12">exec.c</text:p>
      <text:p text:style-name="P3"/>
      <text:p text:style-name="P3"/>
      <text:p text:style-name="P3">int multipipe_func (int in, int out, struct command *cmd) {</text:p>
      <text:p text:style-name="P3"><text:s text:c="2"/><text:tab/></text:p>
      <text:p text:style-name="P3"><text:s text:c="2"/><text:tab/>struct execcmd* e;</text:p>
      <text:p text:style-name="P3"><text:s text:c="2"/><text:tab/>pid_t pid;</text:p>
      <text:p text:style-name="P3"/>
      <text:p text:style-name="P3"><text:s text:c="2"/><text:tab/>if ((pid = fork ()) == 0){</text:p>
      <text:p text:style-name="P3"><text:s text:c="4"/><text:tab/></text:p>
      <text:p text:style-name="P3"><text:s text:c="4"/><text:tab/>if (in != 0) {</text:p>
      <text:p text:style-name="P3"><text:s text:c="10"/><text:tab/>dup2(in, 0);</text:p>
      <text:p text:style-name="P3"><text:s text:c="10"/><text:tab/>close(in);</text:p>
      <text:p text:style-name="P3"><text:tab/><text:tab/>}</text:p>
      <text:p text:style-name="P3"/>
      <text:p text:style-name="P3"><text:s text:c="6"/><text:tab/>if (out != 1) {</text:p>
      <text:p text:style-name="P3"><text:s text:c="10"/><text:tab/>dup2(out, 1);</text:p>
      <text:p text:style-name="P3"><text:s text:c="10"/><text:tab/>close(out);</text:p>
      <text:p text:style-name="P3"><text:s text:c="7"/><text:tab/>}</text:p>
      <text:p text:style-name="P3"/>
      <text:p text:style-name="P3"><text:s text:c="7"/><text:tab/>e = (struct execcmd*) cmd;</text:p>
      <text:p text:style-name="P3"/>
      <text:p text:style-name="P3"><text:s text:c="6"/><text:tab/>return execvp(e-&gt;argv[0], e-&gt;argv);</text:p>
      <text:p text:style-name="P3"><text:s text:c="4"/>}</text:p>
      <text:p text:style-name="P3"/>
      <text:p text:style-name="P3"><text:s text:c="2"/><text:tab/>return pid;</text:p>
      <text:p text:style-name="P3">}</text:p>
      <text:p text:style-name="P3"/>
      <text:p text:style-name="P3"/>
      <text:p text:style-name="P12">exec.c</text:p>
      <text:p text:style-name="P3"/>
      <text:p text:style-name="P5">Dentro del switch del case</text:p>
      <text:p text:style-name="P3"/>
      <text:p text:style-name="P3"/>
      <text:p text:style-name="P3"><text:tab/><text:tab/>case MULTIPIPE: {</text:p>
      <text:p text:style-name="P3"/>
      <text:p text:style-name="P3"><text:tab/><text:tab/><text:tab/>struct multipipecmd* mp = (struct multipipecmd*) cmd;</text:p>
      <text:p text:style-name="P3"/>
      <text:p text:style-name="P3"><text:tab/><text:tab/><text:tab/>int i;</text:p>
      <text:p text:style-name="P3"><text:tab/><text:tab/><text:tab/>pid_t pid;</text:p>
      <text:p text:style-name="P3"><text:tab/><text:tab/><text:tab/>int in = 0, fd[2];</text:p>
      <text:p text:style-name="P3"/>
      <text:p text:style-name="P3"><text:tab/><text:tab/><text:tab/>for(i = 0; i &lt; mp-&gt;argc - 1; i++){</text:p>
      <text:p text:style-name="P3"><text:tab/><text:tab/><text:tab/><text:tab/>pipe(fd);</text:p>
      <text:p text:style-name="P3"><text:tab/><text:tab/><text:tab/><text:tab/>multipipe_func( in,fd[WRITE], mp-&gt;commands[i] );</text:p>
      <text:p text:style-name="P3"><text:tab/><text:tab/><text:tab/><text:tab/>close(fd[1]);</text:p>
      <text:p text:style-name="P3"><text:tab/><text:tab/><text:tab/><text:tab/>in = fd[0];</text:p>
      <text:p text:style-name="P3"><text:tab/><text:tab/><text:tab/>}</text:p>
      <text:p text:style-name="P3"/>
      <text:p text:style-name="P3"><text:tab/><text:tab/><text:tab/>if(in != 0)</text:p>
      <text:p text:style-name="P3"><text:tab/><text:tab/><text:tab/><text:tab/>dup2(in,0);</text:p>
      <text:p text:style-name="P3"/>
      <text:p text:style-name="P3"><text:tab/><text:tab/><text:tab/>c = (struct execmd*) mp-&gt;commands[i];</text:p>
      <text:p text:style-name="P3"><text:tab/><text:tab/><text:tab/>execvp(c-&gt;argv[0],c-&gt;argv);</text:p>
      <text:p text:style-name="P3"><text:tab/><text:tab/>}</text:p>
      <text:p text:style-name="P3"><text:tab/>}</text:p>
      <text:p text:style-name="P3">}</text:p>
      <text:p text:style-name="P12">createcmd.c</text:p>
      <text:p text:style-name="P2"/>
      <text:p text:style-name="P2">struct cmd* multipipe_cmd_create(struct cmd** array, int num_args) {</text:p>
      <text:p text:style-name="P2"/>
      <text:p text:style-name="P2"><text:tab/>struct multipipecmd* mp;</text:p>
      <text:p text:style-name="P2"/>
      <text:p text:style-name="P2"><text:tab/>mp = (struct multipipecmd*)calloc( sizeof(*mp), sizeof(*mp) );</text:p>
      <text:p text:style-name="P2"/>
      <text:p text:style-name="P2"><text:tab/>mp-&gt;type = MULTIPIPE;</text:p>
      <text:p text:style-name="P2"><text:tab/></text:p>
      <text:p text:style-name="P2"><text:tab/>int i;</text:p>
      <text:p text:style-name="P2"><text:tab/>for(i = 0; i &lt;= num_args; i++){</text:p>
      <text:p text:style-name="P2"><text:tab/><text:tab/>mp-&gt;commands[i] = array[i];</text:p>
      <text:p text:style-name="P2"><text:tab/>}</text:p>
      <text:p text:style-name="P2"><text:tab/></text:p>
      <text:p text:style-name="P2"><text:tab/>mp-&gt;commands[i++] = NULL;</text:p>
      <text:p text:style-name="P2"><text:tab/>mp-&gt;argc = num_args;</text:p>
      <text:p text:style-name="P2"/>
      <text:p text:style-name="P2"><text:tab/>return (struct cmd*) mp;</text:p>
      <text:p text:style-name="P2">}</text:p>
      <text:p text:style-name="P2"/>
      <text:p text:style-name="P2"/>
      <text:p text:style-name="P2"/>
      <text:p text:style-name="P4">types.h</text:p>
      <text:p text:style-name="P2"/>
      <text:p text:style-name="P2">struct multipipecmd {</text:p>
      <text:p text:style-name="P2"><text:tab/>int type;</text:p>
      <text:p text:style-name="P2"><text:tab/>pid_t pid;</text:p>
      <text:p text:style-name="P2"><text:tab/>struct cmd* commands[MAXARGS];</text:p>
      <text:p text:style-name="P2"><text:tab/>int argc;</text:p>
      <text:p text:style-name="P2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20:05.888612454</meta:creation-date>
    <dc:date>2018-05-11T16:06:01.142833261</dc:date>
    <meta:editing-duration>PT20M12S</meta:editing-duration>
    <meta:editing-cycles>1</meta:editing-cycles>
    <meta:document-statistic meta:table-count="0" meta:image-count="0" meta:object-count="0" meta:page-count="5" meta:paragraph-count="106" meta:word-count="301" meta:character-count="2058" meta:non-whitespace-character-count="1641"/>
    <meta:generator>LibreOffice/5.1.6.2$Linux_X86_64 LibreOffice_project/10m0$Build-2</meta:generator>
  </office:meta>
</office:document-meta>
</file>